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7dd6" officeooo:paragraph-rsid="00027d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"/>1 <text:s/>cd NG_Project1</text:p>
      <text:p text:style-name="P1"><text:s text:c="4"/>2 <text:s/>ls -a</text:p>
      <text:p text:style-name="P1"><text:s text:c="4"/>3 <text:s/>git status</text:p>
      <text:p text:style-name="P1"><text:s text:c="4"/>4 <text:s/>cat index.html</text:p>
      <text:p text:style-name="P1"><text:s text:c="4"/>5 <text:s/>mkdir NG_Project1</text:p>
      <text:p text:style-name="P1"><text:s text:c="4"/>6 <text:s/>cd NG_Project1/</text:p>
      <text:p text:style-name="P1"><text:s text:c="4"/>7 <text:s/>git init</text:p>
      <text:p text:style-name="P1"><text:s text:c="4"/>8 <text:s/>git --version</text:p>
      <text:p text:style-name="P1"><text:s text:c="4"/>9 <text:s/>git config --global user.name "Nihar"</text:p>
      <text:p text:style-name="P1"><text:s text:c="3"/>10 <text:s/>git --list</text:p>
      <text:p text:style-name="P1"><text:s text:c="3"/>11 <text:s/>git config <text:s/>--list</text:p>
      <text:p text:style-name="P1"><text:s text:c="3"/>12 <text:s/>cat &gt; index.html</text:p>
      <text:p text:style-name="P1"><text:s text:c="3"/>13 <text:s/>cat index.html</text:p>
      <text:p text:style-name="P1"><text:s text:c="3"/>14 <text:s/>git add -index.html</text:p>
      <text:p text:style-name="P1"><text:s text:c="3"/>15 <text:s/>git status</text:p>
      <text:p text:style-name="P1"><text:s text:c="3"/>16 <text:s/>vi index.html</text:p>
      <text:p text:style-name="P1"><text:s text:c="3"/>17 <text:s/>cat index.html</text:p>
      <text:p text:style-name="P1"><text:s text:c="3"/>18 <text:s/>git add -a</text:p>
      <text:p text:style-name="P1"><text:s text:c="3"/>19 <text:s/>git add -A</text:p>
      <text:p text:style-name="P1"><text:s text:c="3"/>20 <text:s/>git status</text:p>
      <text:p text:style-name="P1"><text:s text:c="3"/>21 <text:s/>git commit -m</text:p>
      <text:p text:style-name="P1"><text:s text:c="3"/>22 <text:s/>git commit -m "v1"</text:p>
      <text:p text:style-name="P1"><text:s text:c="3"/>23 <text:s/>git status</text:p>
      <text:p text:style-name="P1"><text:s text:c="3"/>24 <text:s/>mkdir lab3.1</text:p>
      <text:p text:style-name="P1"><text:s text:c="3"/>25 <text:s/>cd lab3.1</text:p>
      <text:p text:style-name="P1"><text:s text:c="3"/>26 <text:s/>w get -q -o- https://package.jenkins.io/debian-stable/jenkins.io.key | sudo apt.key add-</text:p>
      <text:p text:style-name="P1"><text:s text:c="3"/>27 <text:s/>w get -q -o- https://package.jenkins.io/debian-stable/jenkins.io.key | sudo apt.key add</text:p>
      <text:p text:style-name="P1"><text:s text:c="3"/>28 <text:s/>w get -q -o- https://package.jenkins.io/debian-stable/jenkins.io.key | sudo apt-key add</text:p>
      <text:p text:style-name="P1"><text:s text:c="3"/>29 <text:s/>w get -q -o- https://package.jenkins.io/debian-stable/jenkins.io.key | sudo apt-key add-</text:p>
      <text:p text:style-name="P1"><text:s text:c="3"/>30 <text:s/>w get -q -o https://package.jenkins.io/debian-stable/jenkins.io.key | sudo apt-key add-</text:p>
      <text:p text:style-name="P1"><text:s text:c="3"/>31 <text:s/>w get -q -o https://package.jenkins.io/debian-stable/jenkins.io.key | sudo apt-key add</text:p>
      <text:p text:style-name="P1"><text:s text:c="3"/>32 <text:s/>wget -q -o https://package.jenkins.io/debian-stable/jenkins.io.key | sudo apt-key add-</text:p>
      <text:p text:style-name="P1"><text:s text:c="3"/>33 <text:s/>wget -q -o https://package.jenkins.io/debian-stable/jenkins.io.key | sudo apt-key add</text:p>
      <text:p text:style-name="P1"><text:s text:c="3"/>34 <text:s/>wget -q -o- https://package.jenkins.io/debian-stable/jenkins.io.key | sudo apt-key add-</text:p>
      <text:p text:style-name="P1"><text:s text:c="3"/>35 <text:s/>wget -q -o - https://package.jenkins.io/debian-stable/jenkins.io.key | sudo apt-key add-</text:p>
      <text:p text:style-name="P1"><text:s text:c="3"/>36 <text:s/>wget -q -o - https://pkg.jenkins.io/debian/jenkins.io.key | sudo apt-key add-</text:p>
      <text:p text:style-name="P1"><text:s text:c="3"/>37 <text:s/>wget -q -o - https://pkg.jenkins.io/debian/jenkins.io.key | sudo apt-key add -</text:p>
      <text:p text:style-name="P1"><text:s text:c="3"/>38 <text:s/>wget -q -o - https://pkg.jenkins.io/debian/jenkins-ci.org.key</text:p>
      <text:p text:style-name="P1"><text:s text:c="3"/>39 <text:s/>apt-key add jenkins-ci.org.key</text:p>
      <text:p text:style-name="P1"><text:s text:c="3"/>40 <text:s/>wget -q -o - https://pkg.jenkins.io/debian/jenkins-ci.org.key | sudo apt-key add -</text:p>
      <text:p text:style-name="P1"><text:s text:c="3"/>41 <text:s/>apt-key add jenkins-ci.org.key</text:p>
      <text:p text:style-name="P1"><text:s text:c="3"/>42 <text:s/>sudo apt-key add jenkins-ci.org.key</text:p>
      <text:p text:style-name="P1"><text:s text:c="3"/>43 <text:s/>apt-key list</text:p>
      <text:p text:style-name="P1"><text:s text:c="3"/>44 <text:s/>java -version</text:p>
      <text:p text:style-name="P1"><text:s text:c="3"/>45 <text:s/>sudo apt-get update</text:p>
      <text:p text:style-name="P1"><text:s text:c="3"/>46 <text:s/>java -version</text:p>
      <text:p text:style-name="P1"><text:s text:c="3"/>47 <text:s/>sudo vi etc/apt/sources.list</text:p>
      <text:p text:style-name="P1"><text:s text:c="3"/>48 <text:s/>cd lab3.1</text:p>
      <text:p text:style-name="P1"><text:s text:c="3"/>49 <text:s/>wget -q -o - https://package.jenkins.io/debian-stable/jenkins.io.key</text:p>
      <text:p text:style-name="P1"><text:soft-page-break/><text:s text:c="3"/>50 <text:s/>sudo apt-key add -</text:p>
      <text:p text:style-name="P1"><text:s text:c="3"/>51 <text:s/>cd lab3.1</text:p>
      <text:p text:style-name="P1"><text:s text:c="3"/>52 <text:s/>wget -q -o - https://package.jenkins.io/debian-stable/jenkins.io.key</text:p>
      <text:p text:style-name="P1"><text:s text:c="3"/>53 <text:s/>sudo apt-key add jenkins.io.key</text:p>
      <text:p text:style-name="P1"><text:s text:c="3"/>54 <text:s/>sudo vi etc/apt/sources.list</text:p>
      <text:p text:style-name="P1"><text:s text:c="3"/>55 <text:s/>sudo apt-key list</text:p>
      <text:p text:style-name="P1"><text:s text:c="3"/>56 <text:s/>sudo apt-key remove</text:p>
      <text:p text:style-name="P1"><text:s text:c="3"/>57 <text:s/>sudo apt-key list</text:p>
      <text:p text:style-name="P1"><text:s text:c="3"/>58 <text:s/>cd..</text:p>
      <text:p text:style-name="P1"><text:s text:c="3"/>59 <text:s/>cd</text:p>
      <text:p text:style-name="P1"><text:s text:c="3"/>60 <text:s/>rmdir lab3.1</text:p>
      <text:p text:style-name="P1"><text:s text:c="3"/>61 <text:s/>rm -r lab3.1</text:p>
      <text:p text:style-name="P1"><text:s text:c="3"/>62 <text:s/>lst</text:p>
      <text:p text:style-name="P1"><text:s text:c="3"/>63 <text:s/>ls</text:p>
      <text:p text:style-name="P1"><text:s text:c="3"/>64 <text:s/>mkdir NG_lab3.1</text:p>
      <text:p text:style-name="P1"><text:s text:c="3"/>65 <text:s/>cd NG_lab3.1</text:p>
      <text:p text:style-name="P1"><text:s text:c="3"/>66 <text:s/>wget -q -o - https://package.jenkins.io/debian-stable/jenkins.io.key | sudo apt-key add -</text:p>
      <text:p text:style-name="P1"><text:s text:c="3"/>67 <text:s/>wget -q -o - https://package.jenkins.io/debian-stable/jenkins.io.key</text:p>
      <text:p text:style-name="P1"><text:s text:c="3"/>68 <text:s/>sudo apt-key add -</text:p>
      <text:p text:style-name="P1"><text:s text:c="3"/>69 <text:s/>ls</text:p>
      <text:p text:style-name="P1"><text:s text:c="3"/>70 <text:s/>cd NG_lab3.1</text:p>
      <text:p text:style-name="P1"><text:s text:c="3"/>71 <text:s/>sudo apt-key list</text:p>
      <text:p text:style-name="P1"><text:s text:c="3"/>72 <text:s/>sudo vi etc/apt/sources.list</text:p>
      <text:p text:style-name="P1"><text:s text:c="3"/>73 <text:s/>wget -q -o - https://package.jenkins-stable.io/debian-stable/jenkins.io.key</text:p>
      <text:p text:style-name="P1"><text:s text:c="3"/>74 <text:s/>wget -q -o - https://package.jenkins-stable.io/debian-stable/jenkins.io.key | sudo apt-key add -</text:p>
      <text:p text:style-name="P1"><text:s text:c="3"/>75 <text:s/>wget -q -o - https://package.jenkins-stable.io/debian-stable/jenkins.io.key | sudo apt-key add-</text:p>
      <text:p text:style-name="P1"><text:s text:c="3"/>76 <text:s/>wget -q -o - https://package.jenkins-stable.io/debian-stable/jenkins.io.key | sudo apt-key add jenkins,io.key</text:p>
      <text:p text:style-name="P1"><text:s text:c="3"/>77 <text:s/>cd etc/apt</text:p>
      <text:p text:style-name="P1"><text:s text:c="3"/>78 <text:s/>cd etc/apt/</text:p>
      <text:p text:style-name="P1"><text:s text:c="3"/>79 <text:s/>cd etc</text:p>
      <text:p text:style-name="P1"><text:s text:c="3"/>80 <text:s/>cd apt</text:p>
      <text:p text:style-name="P1"><text:s text:c="3"/>81 <text:s/>wget -q -o - https://pkg.jenkins.io/debian-stable/jenkins.io.key | sudo apt-key add -</text:p>
      <text:p text:style-name="P1"><text:s text:c="3"/>82 <text:s/>ls</text:p>
      <text:p text:style-name="P1"><text:s text:c="3"/>83 <text:s/>cd NG_Lab2.1</text:p>
      <text:p text:style-name="P1"><text:s text:c="3"/>84 <text:s/>ls -l</text:p>
      <text:p text:style-name="P1"><text:s text:c="3"/>85 <text:s/>vi file.txt</text:p>
      <text:p text:style-name="P1"><text:s text:c="3"/>86 <text:s/>git status</text:p>
      <text:p text:style-name="P1"><text:s text:c="3"/>87 <text:s/>git add file.txt</text:p>
      <text:p text:style-name="P1"><text:s text:c="3"/>88 <text:s/>git status</text:p>
      <text:p text:style-name="P1"><text:s text:c="3"/>89 <text:s/>git commit -m "Text file has been updated and committed"</text:p>
      <text:p text:style-name="P1"><text:s text:c="3"/>90 <text:s/>git push -u origin master</text:p>
      <text:p text:style-name="P1"><text:s text:c="3"/>91 <text:s/>git status</text:p>
      <text:p text:style-name="P1"><text:s text:c="3"/>92 <text:s/>ls</text:p>
      <text:p text:style-name="P1"><text:s text:c="3"/>93 <text:s/>mkdir NG_Lab2.1</text:p>
      <text:p text:style-name="P1"><text:s text:c="3"/>94 <text:s/>cd NG_Lab2.1</text:p>
      <text:p text:style-name="P1"><text:s text:c="3"/>95 <text:s/>git -version</text:p>
      <text:p text:style-name="P1"><text:s text:c="3"/>96 <text:s/>git --version</text:p>
      <text:p text:style-name="P1"><text:s text:c="3"/>97 <text:s/>sudo apt-get update git</text:p>
      <text:p text:style-name="P1"><text:soft-page-break/><text:s text:c="3"/>98 <text:s/>sudo apt-get install git</text:p>
      <text:p text:style-name="P1"><text:s text:c="3"/>99 <text:s/>git config --global user.email "nihargoel.work@gmail.com"</text:p>
      <text:p text:style-name="P1"><text:s text:c="2"/>100 <text:s/>git config --global user.username "nihargoel-work"</text:p>
      <text:p text:style-name="P1"><text:s text:c="2"/>101 <text:s/>touch index.html file.txt cprog.c javaprog.java index.js style.css typo.ts</text:p>
      <text:p text:style-name="P1"><text:s text:c="2"/>102 <text:s/>ls</text:p>
      <text:p text:style-name="P1"><text:s text:c="2"/>103 <text:s/>ls -lart</text:p>
      <text:p text:style-name="P1"><text:s text:c="2"/>104 <text:s/>vi javaprog.java</text:p>
      <text:p text:style-name="P1"><text:s text:c="2"/>105 <text:s/>vi index.html</text:p>
      <text:p text:style-name="P1"><text:s text:c="2"/>106 <text:s/>mkdir sources</text:p>
      <text:p text:style-name="P1"><text:s text:c="2"/>107 <text:s/>cd sources</text:p>
      <text:p text:style-name="P1"><text:s text:c="2"/>108 <text:s/>touch file.txt file.ts</text:p>
      <text:p text:style-name="P1"><text:s text:c="2"/>109 <text:s/>cd..</text:p>
      <text:p text:style-name="P1"><text:s text:c="2"/>110 <text:s/>cd ../</text:p>
      <text:p text:style-name="P1"><text:s text:c="2"/>111 <text:s/>git init</text:p>
      <text:p text:style-name="P1"><text:s text:c="2"/>112 <text:s/>git add .</text:p>
      <text:p text:style-name="P1"><text:s text:c="2"/>113 <text:s/>git status</text:p>
      <text:p text:style-name="P1"><text:s text:c="2"/>114 <text:s/>git commit . -m "This folder includes all the demo files"</text:p>
      <text:p text:style-name="P1"><text:s text:c="2"/>115 <text:s/>git remote add origin https://github.com/nihargoel-work/NG_Lab2.1.git</text:p>
      <text:p text:style-name="P1"><text:s text:c="2"/>116 <text:s/>git push -u origin master</text:p>
      <text:p text:style-name="P1"><text:s text:c="2"/>117 <text:s/>vi cprog.c</text:p>
      <text:p text:style-name="P1"><text:s text:c="2"/>118 <text:s/>git add cprog.c</text:p>
      <text:p text:style-name="P1"><text:s text:c="2"/>119 <text:s/>git status</text:p>
      <text:p text:style-name="P1"><text:s text:c="2"/>120 <text:s/>git commit cprog.c</text:p>
      <text:p text:style-name="P1"><text:s text:c="2"/>121 <text:s/>git status</text:p>
      <text:p text:style-name="P1"><text:s text:c="2"/>122 <text:s/>git commit -m "Modified C Program File"</text:p>
      <text:p text:style-name="P1"><text:s text:c="2"/>123 <text:s/>git remote add origin https://github.com/nihargoel-work/NG_Lab2.1.git</text:p>
      <text:p text:style-name="P1"><text:s text:c="2"/>124 <text:s/>git push -u origin master</text:p>
      <text:p text:style-name="P1"><text:s text:c="2"/>125 <text:s/>git status</text:p>
      <text:p text:style-name="P1"><text:s text:c="2"/>126 <text:s/>ls -l</text:p>
      <text:p text:style-name="P1"><text:s text:c="2"/>127 <text:s/>cat python.py</text:p>
      <text:p text:style-name="P1"><text:s text:c="2"/>128 <text:s/>touch python.py</text:p>
      <text:p text:style-name="P1"><text:s text:c="2"/>129 <text:s/>ls -l</text:p>
      <text:p text:style-name="P1"><text:s text:c="2"/>130 <text:s/>git status</text:p>
      <text:p text:style-name="P1"><text:s text:c="2"/>131 <text:s/>vi python.py</text:p>
      <text:p text:style-name="P1"><text:s text:c="2"/>132 <text:s/>vi index.js</text:p>
      <text:p text:style-name="P1"><text:s text:c="2"/>133 <text:s/>ls -l</text:p>
      <text:p text:style-name="P1"><text:s text:c="2"/>134 <text:s/>vi style.css</text:p>
      <text:p text:style-name="P1"><text:s text:c="2"/>135 <text:s/>vi index.html</text:p>
      <text:p text:style-name="P1"><text:s text:c="2"/>136 <text:s/>ls -l</text:p>
      <text:p text:style-name="P1"><text:s text:c="2"/>137 <text:s/>git status</text:p>
      <text:p text:style-name="P1"><text:s text:c="2"/>138 <text:s/>git add .</text:p>
      <text:p text:style-name="P1"><text:s text:c="2"/>139 <text:s/>git status</text:p>
      <text:p text:style-name="P1"><text:s text:c="2"/>140 <text:s/>rm typo.ts</text:p>
      <text:p text:style-name="P1"><text:s text:c="2"/>141 <text:s/>ls -l</text:p>
      <text:p text:style-name="P1"><text:s text:c="2"/>142 <text:s/>git status</text:p>
      <text:p text:style-name="P1"><text:s text:c="2"/>143 <text:s/>git add .</text:p>
      <text:p text:style-name="P1"><text:s text:c="2"/>144 <text:s/>git commit . -m "Files are updated and commited_20190824"</text:p>
      <text:p text:style-name="P1"><text:s text:c="2"/>145 <text:s/>cd ~/.ssh</text:p>
      <text:p text:style-name="P1"><text:s text:c="2"/>146 <text:s/>ssh key-gen -t rsa -C "nihargoel.work@gmail.com"</text:p>
      <text:p text:style-name="P1"><text:soft-page-break/><text:s text:c="2"/>147 <text:s/>ssh-keygen -t rsa -b 4096 -C "nhargoel.work@gmail.com"</text:p>
      <text:p text:style-name="P1"><text:s text:c="2"/>148 <text:s/>sudo apt-get install xClip</text:p>
      <text:p text:style-name="P1"><text:s text:c="2"/>149 <text:s/>sudo apt-get install xclip</text:p>
      <text:p text:style-name="P1"><text:s text:c="2"/>150 <text:s/>xclip -sel clip &lt; ~.ssh/id_rsa.pub</text:p>
      <text:p text:style-name="P1"><text:s text:c="2"/>151 <text:s/>ls</text:p>
      <text:p text:style-name="P1"><text:s text:c="2"/>152 <text:s/>cat id_rsa.pub</text:p>
      <text:p text:style-name="P1"><text:s text:c="2"/>153 <text:s/>cd ../</text:p>
      <text:p text:style-name="P1"><text:s text:c="2"/>154 <text:s/>cd NG_Lab2.1</text:p>
      <text:p text:style-name="P1"><text:s text:c="2"/>155 <text:s/>git status</text:p>
      <text:p text:style-name="P1"><text:s text:c="2"/>156 <text:s/>ls -l</text:p>
      <text:p text:style-name="P1"><text:s text:c="2"/>157 <text:s/>ssd-add</text:p>
      <text:p text:style-name="P1"><text:s text:c="2"/>158 <text:s/>cd ~/.ssh</text:p>
      <text:p text:style-name="P1"><text:s text:c="2"/>159 <text:s/>ssh-add</text:p>
      <text:p text:style-name="P1"><text:s text:c="2"/>160 <text:s/>cd ../</text:p>
      <text:p text:style-name="P1"><text:s text:c="2"/>161 <text:s/>cd NG_Lab2.1</text:p>
      <text:p text:style-name="P1"><text:s text:c="2"/>162 <text:s/>git push -u origin master</text:p>
      <text:p text:style-name="P1"><text:s text:c="2"/>163 <text:s/>git remote set-url https://github.com/nihargoel-work/NG_Lab2.1.git git@github.com:nihargoel-work/NG_Lab2.1.git</text:p>
      <text:p text:style-name="P1"><text:s text:c="2"/>164 <text:s/>git remote add origin git@github.com:nihargoel-work/NG_Lab2.1.git</text:p>
      <text:p text:style-name="P1"><text:s text:c="2"/>165 <text:s/>git remote show origin</text:p>
      <text:p text:style-name="P1"><text:s text:c="2"/>166 <text:s/>git remote set-url https://github.com/nihargoel-work/NG_Lab2.1.git git@github.com:nihargoel-work/NG_Lab2.1.git</text:p>
      <text:p text:style-name="P1"><text:s text:c="2"/>167 <text:s/>git remote -v</text:p>
      <text:p text:style-name="P1"><text:s text:c="2"/>168 <text:s/>git push -u origin master</text:p>
      <text:p text:style-name="P1"><text:s text:c="2"/>169 <text:s/>ls -l</text:p>
      <text:p text:style-name="P1"><text:s text:c="2"/>170 <text:s/>git pull -u origin master</text:p>
      <text:p text:style-name="P1"><text:s text:c="2"/>171 <text:s/>git pull -all origin master</text:p>
      <text:p text:style-name="P1"><text:s text:c="2"/>172 <text:s/>git pull --all origin master</text:p>
      <text:p text:style-name="P1"><text:s text:c="2"/>173 <text:s/>git pull -v origin master</text:p>
      <text:p text:style-name="P1"><text:s text:c="2"/>174 <text:s/>ls -l</text:p>
      <text:p text:style-name="P1"><text:s text:c="2"/>175 <text:s/>cd ~/.ssh</text:p>
      <text:p text:style-name="P1"><text:s text:c="2"/>176 <text:s/>ls</text:p>
      <text:p text:style-name="P1"><text:s text:c="2"/>177 <text:s/>cat id_rsa.pub</text:p>
      <text:p text:style-name="P1"><text:s text:c="2"/>178 <text:s/>cd ~/NG_Lab2.1</text:p>
      <text:p text:style-name="P1"><text:s text:c="2"/>179 <text:s/>git remote -v</text:p>
      <text:p text:style-name="P1"><text:s text:c="2"/>180 <text:s/>git remote set-url origin ssh://git@bitbucket.com/nihargoel-work/NG_Lab2.1.git</text:p>
      <text:p text:style-name="P1"><text:s text:c="2"/>181 <text:s/>git remote -v</text:p>
      <text:p text:style-name="P1"><text:s text:c="2"/>182 <text:s/>vi file2.txt</text:p>
      <text:p text:style-name="P1"><text:s text:c="2"/>183 <text:s/>git status</text:p>
      <text:p text:style-name="P1"><text:s text:c="2"/>184 <text:s/>git add file2.txt</text:p>
      <text:p text:style-name="P1"><text:s text:c="2"/>185 <text:s/>git commit file2.txt -m "This file has been added directly to Bit Bucket"</text:p>
      <text:p text:style-name="P1"><text:s text:c="2"/>186 <text:s/>git push -u origin master</text:p>
      <text:p text:style-name="P1"><text:s text:c="2"/>187 <text:s/>ls -l</text:p>
      <text:p text:style-name="P1"><text:s text:c="2"/>188 <text:s/>cd ../</text:p>
      <text:p text:style-name="P1"><text:s text:c="2"/>189 <text:s/>ls -l</text:p>
      <text:p text:style-name="P1"><text:s text:c="2"/>190 <text:s/>rm -r NG_Project1</text:p>
      <text:p text:style-name="P1"><text:s text:c="2"/>191 <text:s/>ls -l</text:p>
      <text:p text:style-name="P1"><text:s text:c="2"/>192 <text:s/>cd NG_Lab3.1</text:p>
      <text:p text:style-name="P1"><text:s text:c="2"/>193 <text:s/>cd NG_lab3.1</text:p>
      <text:p text:style-name="P1"><text:soft-page-break/><text:s text:c="2"/>194 <text:s/>ls -l</text:p>
      <text:p text:style-name="P1"><text:s text:c="2"/>195 <text:s/>cd ../</text:p>
      <text:p text:style-name="P1"><text:s text:c="2"/>196 <text:s/>rm -r NG_lab3.1</text:p>
      <text:p text:style-name="P1"><text:s text:c="2"/>197 <text:s/>ls -l</text:p>
      <text:p text:style-name="P1"><text:s text:c="2"/>198 <text:s/>mkdir NG_Lab3.1</text:p>
      <text:p text:style-name="P1"><text:s text:c="2"/>199 <text:s/>cd NG_Lab3.1</text:p>
      <text:p text:style-name="P1"><text:s text:c="2"/>200 <text:s/>ls -l</text:p>
      <text:p text:style-name="P1"><text:s text:c="2"/>201 <text:s/>clr</text:p>
      <text:p text:style-name="P1"><text:s text:c="2"/>202 <text:s/>clear</text:p>
      <text:p text:style-name="P1"><text:s text:c="2"/>203 <text:s/>cd NG_Lab3.1</text:p>
      <text:p text:style-name="P1"><text:s text:c="2"/>204 <text:s/>wget -q -O- https://pkg.jenkins.io/debian-stable/jenkins.io.key | sudo apt-key add -</text:p>
      <text:p text:style-name="P1"><text:s text:c="2"/>205 <text:s/>sudo vi /etc/apt/sources.list</text:p>
      <text:p text:style-name="P1"><text:s text:c="2"/>206 <text:s/>sudo apt-get update</text:p>
      <text:p text:style-name="P1"><text:s text:c="2"/>207 <text:s/>java -version</text:p>
      <text:p text:style-name="P1"><text:s text:c="2"/>208 <text:s/>sudo apt-get install jenkins</text:p>
      <text:p text:style-name="P1"><text:s text:c="2"/>209 <text:s/>sudo cat /var/lib/jenkins/secrets/initialAdminPassword</text:p>
      <text:p text:style-name="P1"><text:s text:c="2"/>210 <text:s/>cd ../</text:p>
      <text:p text:style-name="P1"><text:s text:c="2"/>211 <text:s/>mkdir NG_Lab3.2</text:p>
      <text:p text:style-name="P1"><text:s text:c="2"/>212 <text:s/>cd NG_Lab3.2</text:p>
      <text:p text:style-name="P1"><text:s text:c="2"/>213 <text:s/>cd /home/ubuntu/Downloads/</text:p>
      <text:p text:style-name="P1"><text:s text:c="2"/>214 <text:s/>ls -l</text:p>
      <text:p text:style-name="P1"><text:s text:c="2"/>215 <text:s/>tar zxvf TeamCity-2019.1.2.tar.gz</text:p>
      <text:p text:style-name="P1"><text:s text:c="2"/>216 <text:s/>sudo mkdir /opt/JetBrains</text:p>
      <text:p text:style-name="P1"><text:s text:c="2"/>217 <text:s/>sudo mv TeamCity /opt/JetBrains/TeamCity</text:p>
      <text:p text:style-name="P1"><text:s text:c="2"/>218 <text:s/>cd /opt/JetBrains</text:p>
      <text:p text:style-name="P1"><text:s text:c="2"/>219 <text:s/>chmod -R 777 TeamCity/</text:p>
      <text:p text:style-name="P1"><text:s text:c="2"/>220 <text:s/>ls</text:p>
      <text:p text:style-name="P1"><text:s text:c="2"/>221 <text:s/>cd TeamCity/</text:p>
      <text:p text:style-name="P1"><text:s text:c="2"/>222 <text:s/>ls</text:p>
      <text:p text:style-name="P1"><text:s text:c="2"/>223 <text:s/>cd bin</text:p>
      <text:p text:style-name="P1"><text:s text:c="2"/>224 <text:s/>clear</text:p>
      <text:p text:style-name="P1"><text:s text:c="2"/>225 <text:s/>ls</text:p>
      <text:p text:style-name="P1"><text:s text:c="2"/>226 <text:s/>./teamcity-server.sh start</text:p>
      <text:p text:style-name="P1"><text:s text:c="2"/>227 <text:s/>cd ~/NG_Lab3.2</text:p>
      <text:p text:style-name="P1"><text:s text:c="2"/>228 <text:s/>cd ../</text:p>
      <text:p text:style-name="P1"><text:s text:c="2"/>229 <text:s/>ls</text:p>
      <text:p text:style-name="P1"><text:s text:c="2"/>230 <text:s/>mkdir NG_Lab3.3</text:p>
      <text:p text:style-name="P1"><text:s text:c="2"/>231 <text:s/>cd NG_Lab3.3</text:p>
      <text:p text:style-name="P1"><text:s text:c="2"/>232 <text:s/>sudo apt-get policy maven</text:p>
      <text:p text:style-name="P1"><text:s text:c="2"/>233 <text:s/>sudo apt-get install maven</text:p>
      <text:p text:style-name="P1"><text:s text:c="2"/>234 <text:s/>mvn --version</text:p>
      <text:p text:style-name="P1"><text:s text:c="2"/>235 <text:s/>java -version</text:p>
      <text:p text:style-name="P1"><text:s text:c="2"/>236 <text:s/>cd ../</text:p>
      <text:p text:style-name="P1"><text:s text:c="2"/>237 <text:s/>echo $JAVA_HOME</text:p>
      <text:p text:style-name="P1"><text:s text:c="2"/>238 <text:s/>which git</text:p>
      <text:p text:style-name="P1"><text:s text:c="2"/>239 <text:s/>apt-get update &amp;&amp; apt-get upgrade</text:p>
      <text:p text:style-name="P1"><text:s text:c="2"/>240 <text:s/>sudo apt-get update &amp;&amp; apt-get upgrade</text:p>
      <text:p text:style-name="P1"><text:s text:c="2"/>241 <text:s/>apt-get install default-jdk</text:p>
      <text:p text:style-name="P1"><text:s text:c="2"/>242 <text:s/>sudo apt-get install default-jdk</text:p>
      <text:p text:style-name="P1"><text:soft-page-break/><text:s text:c="2"/>243 <text:s/>java -version</text:p>
      <text:p text:style-name="P1"><text:s text:c="2"/>244 <text:s/>echo $JAVA_HOME</text:p>
      <text:p text:style-name="P1"><text:s text:c="2"/>245 <text:s/>sudo echo $JAVA_HOME</text:p>
      <text:p text:style-name="P1"><text:s text:c="2"/>246 <text:s/>locate openjdk</text:p>
      <text:p text:style-name="P1"><text:s text:c="2"/>247 <text:s/>export JAVA_HOME = "/usr/lib/jvm/java-8-openjdk-amd64"</text:p>
      <text:p text:style-name="P1"><text:s text:c="2"/>248 <text:s/>export JAVA_HOME="/usr/lib/jvm/java-8-openjdk-amd64"</text:p>
      <text:p text:style-name="P1"><text:s text:c="2"/>249 <text:s/>echo "JAVA_HOME='/usr/lib/jvm/java-8-openjdk-amd64'" &gt;&gt; /etc/environment</text:p>
      <text:p text:style-name="P1"><text:s text:c="2"/>250 <text:s/>echo "JAVA_HOME='/usr/lib/jvm/java-8-openjdk-amd64'" &gt;&gt; .bashrc</text:p>
      <text:p text:style-name="P1"><text:s text:c="2"/>251 <text:s/>echo $JAVA_HOME</text:p>
      <text:p text:style-name="P1"><text:s text:c="2"/>252 <text:s/>mvn -v</text:p>
      <text:p text:style-name="P1"><text:s text:c="2"/>253 <text:s/>cd ~/usr/share/maven</text:p>
      <text:p text:style-name="P1"><text:s text:c="2"/>254 <text:s/>cd ~/.usr/share/maven</text:p>
      <text:p text:style-name="P1"><text:s text:c="2"/>255 <text:s/>cd ~/./usr/share/maven</text:p>
      <text:p text:style-name="P1"><text:s text:c="2"/>256 <text:s/>cd ~/usr</text:p>
      <text:p text:style-name="P1"><text:s text:c="2"/>257 <text:s/>ls</text:p>
      <text:p text:style-name="P1"><text:s text:c="2"/>258 <text:s/>cd /usr/share/maven</text:p>
      <text:p text:style-name="P1"><text:s text:c="2"/>259 <text:s/>ls</text:p>
      <text:p text:style-name="P1"><text:s text:c="2"/>260 <text:s/>cd bin</text:p>
      <text:p text:style-name="P1"><text:s text:c="2"/>261 <text:s/>ls</text:p>
      <text:p text:style-name="P1"><text:s text:c="2"/>262 <text:s/>cd ../</text:p>
      <text:p text:style-name="P1"><text:s text:c="2"/>263 <text:s/>cd boot</text:p>
      <text:p text:style-name="P1"><text:s text:c="2"/>264 <text:s/>ls</text:p>
      <text:p text:style-name="P1"><text:s text:c="2"/>265 <text:s/>cd .../</text:p>
      <text:p text:style-name="P1"><text:s text:c="2"/>266 <text:s/>cd ../</text:p>
      <text:p text:style-name="P1"><text:s text:c="2"/>267 <text:s/>cd conf</text:p>
      <text:p text:style-name="P1"><text:s text:c="2"/>268 <text:s/>ls</text:p>
      <text:p text:style-name="P1"><text:s text:c="2"/>269 <text:s/>cd ../</text:p>
      <text:p text:style-name="P1"><text:s text:c="2"/>270 <text:s/>cd lib</text:p>
      <text:p text:style-name="P1"><text:s text:c="2"/>271 <text:s/>ls</text:p>
      <text:p text:style-name="P1"><text:s text:c="2"/>272 <text:s/>cd ../</text:p>
      <text:p text:style-name="P1"><text:s text:c="2"/>273 <text:s/>cd man</text:p>
      <text:p text:style-name="P1"><text:s text:c="2"/>274 <text:s/>ls</text:p>
      <text:p text:style-name="P1"><text:s text:c="2"/>275 <text:s/>cd ../</text:p>
      <text:p text:style-name="P1"><text:s text:c="2"/>276 <text:s/>cd path_to_pom.xml</text:p>
      <text:p text:style-name="P1"><text:s text:c="2"/>277 <text:s/>Which of the following process groups is specifically targeted to complete the project work and</text:p>
      <text:p text:style-name="P1"><text:s text:c="2"/>278 <text:s/>cd /var/lib/jenkins/workspace/JavaMaven</text:p>
      <text:p text:style-name="P1"><text:s text:c="2"/>279 <text:s/>ls</text:p>
      <text:p text:style-name="P1"><text:s text:c="2"/>280 <text:s/>cd ~/</text:p>
      <text:p text:style-name="P1"><text:s text:c="2"/>281 <text:s/>find iname *POM*.xml</text:p>
      <text:p text:style-name="P1"><text:s text:c="2"/>282 <text:s/>find -iname *POM*.xml</text:p>
      <text:p text:style-name="P1"><text:s text:c="2"/>283 <text:s/>maven -v</text:p>
      <text:p text:style-name="P1"><text:s text:c="2"/>284 <text:s/>maven -version</text:p>
      <text:p text:style-name="P1"><text:s text:c="2"/>285 <text:s/>maven --version</text:p>
      <text:p text:style-name="P1"><text:s text:c="2"/>286 <text:s/>mvn -v</text:p>
      <text:p text:style-name="P1"><text:s text:c="2"/>287 <text:s/>mvn --version</text:p>
      <text:p text:style-name="P1"><text:s text:c="2"/>288 <text:s/>mh_installpoms -v</text:p>
      <text:p text:style-name="P1"><text:s text:c="2"/>289 <text:s/>sudo apt install maven-repo-helper</text:p>
      <text:p text:style-name="P1"><text:s text:c="2"/>290 <text:s/>mh_installpoms -v</text:p>
      <text:p text:style-name="P1"><text:s text:c="2"/>291 <text:s/>clear</text:p>
      <text:p text:style-name="P1"><text:soft-page-break/><text:s text:c="2"/>292 <text:s/>mvn --version</text:p>
      <text:p text:style-name="P1"><text:s text:c="2"/>293 <text:s/>cd NG_Lab3.3</text:p>
      <text:p text:style-name="P1"><text:s text:c="2"/>294 <text:s/>ls</text:p>
      <text:p text:style-name="P1"><text:s text:c="2"/>295 <text:s/>ls -l</text:p>
      <text:p text:style-name="P1"><text:s text:c="2"/>296 <text:s/>cd /var/lib/jenkins/workspace/JavaMaven</text:p>
      <text:p text:style-name="P1"><text:s text:c="2"/>297 <text:s/>ls</text:p>
      <text:p text:style-name="P1"><text:s text:c="2"/>298 <text:s/>mvn archetype:generate</text:p>
      <text:p text:style-name="P1"><text:s text:c="2"/>299 <text:s/>cd ~/</text:p>
      <text:p text:style-name="P1"><text:s text:c="2"/>300 <text:s/>echo $JAVA_HOME</text:p>
      <text:p text:style-name="P1"><text:s text:c="2"/>301 <text:s/>which git</text:p>
      <text:p text:style-name="P1"><text:s text:c="2"/>302 <text:s/>mvn -v</text:p>
      <text:p text:style-name="P1"><text:s text:c="2"/>303 <text:s/>cd /var/lib/jenkins/workspace/JavaMaven</text:p>
      <text:p text:style-name="P1"><text:s text:c="2"/>304 <text:s/>mvn archetype:generate</text:p>
      <text:p text:style-name="P1"><text:s text:c="2"/>305 <text:s/>cd TeamCity/Build</text:p>
      <text:p text:style-name="P1"><text:s text:c="2"/>306 <text:s/>cd ~/</text:p>
      <text:p text:style-name="P1"><text:s text:c="2"/>307 <text:s/>cd TeamCity/build</text:p>
      <text:p text:style-name="P1"><text:s text:c="2"/>308 <text:s/>cd /TeamCity/build</text:p>
      <text:p text:style-name="P1"><text:s text:c="2"/>309 <text:s/>cd /Teamcity/build</text:p>
      <text:p text:style-name="P1"><text:s text:c="2"/>310 <text:s/>cd /TeamCity/bin</text:p>
      <text:p text:style-name="P1"><text:s text:c="2"/>311 <text:s/>cd /TeamCity</text:p>
      <text:p text:style-name="P1"><text:s text:c="2"/>312 <text:s/>ls</text:p>
      <text:p text:style-name="P1"><text:s text:c="2"/>313 <text:s/>cd /home/ubuntu/downloads</text:p>
      <text:p text:style-name="P1"><text:s text:c="2"/>314 <text:s/>cd /home/ubuntu/Downloads</text:p>
      <text:p text:style-name="P1"><text:s text:c="2"/>315 <text:s/>ls</text:p>
      <text:p text:style-name="P1"><text:s text:c="2"/>316 <text:s/>cd /TeamCity/bin</text:p>
      <text:p text:style-name="P1"><text:s text:c="2"/>317 <text:s/>cd /opt/JetBrains</text:p>
      <text:p text:style-name="P1"><text:s text:c="2"/>318 <text:s/>ls</text:p>
      <text:p text:style-name="P1"><text:s text:c="2"/>319 <text:s/>cd TeamCity</text:p>
      <text:p text:style-name="P1"><text:s text:c="2"/>320 <text:s/>ls</text:p>
      <text:p text:style-name="P1"><text:s text:c="2"/>321 <text:s/>cd bin</text:p>
      <text:p text:style-name="P1"><text:s text:c="2"/>322 <text:s/>ls</text:p>
      <text:p text:style-name="P1"><text:s text:c="2"/>323 <text:s/>./teamcity-server.sh start</text:p>
      <text:p text:style-name="P1"><text:s text:c="2"/>324 <text:s/>ls</text:p>
      <text:p text:style-name="P1"><text:s text:c="2"/>325 <text:s/>cd NG_Lan3.3</text:p>
      <text:p text:style-name="P1"><text:s text:c="2"/>326 <text:s/>cd NG_Lab3.3</text:p>
      <text:p text:style-name="P1"><text:s text:c="2"/>327 <text:s/>ls</text:p>
      <text:p text:style-name="P1"><text:s text:c="2"/>328 <text:s/>ls -l</text:p>
      <text:p text:style-name="P1"><text:s text:c="2"/>329 <text:s/>git clone git@github.com:nihargoel-work/NG_Lab3.3.git</text:p>
      <text:p text:style-name="P1"><text:s text:c="2"/>330 <text:s/>ls</text:p>
      <text:p text:style-name="P1"><text:s text:c="2"/>331 <text:s/>ls -l</text:p>
      <text:p text:style-name="P1"><text:s text:c="2"/>332 <text:s/>cd ../</text:p>
      <text:p text:style-name="P1"><text:s text:c="2"/>333 <text:s/>rm -r NG_Lab3.3</text:p>
      <text:p text:style-name="P1"><text:s text:c="2"/>334 <text:s/>ls</text:p>
      <text:p text:style-name="P1"><text:s text:c="2"/>335 <text:s/>git clone git@github.com:nihargoel-work/NG_Lab3.3.git</text:p>
      <text:p text:style-name="P1"><text:s text:c="2"/>336 <text:s/>ls</text:p>
      <text:p text:style-name="P1"><text:s text:c="2"/>337 <text:s/>cd NG_Lab3.3</text:p>
      <text:p text:style-name="P1"><text:s text:c="2"/>338 <text:s/>ls</text:p>
      <text:p text:style-name="P1"><text:s text:c="2"/>339 <text:s/>cat README</text:p>
      <text:p text:style-name="P1"><text:s text:c="2"/>340 <text:s/>vi README</text:p>
      <text:p text:style-name="P1"><text:soft-page-break/><text:s text:c="2"/>341 <text:s/>git status</text:p>
      <text:p text:style-name="P1"><text:s text:c="2"/>342 <text:s/>git add .</text:p>
      <text:p text:style-name="P1"><text:s text:c="2"/>343 <text:s/>git commit -m "Read me has been edited"</text:p>
      <text:p text:style-name="P1"><text:s text:c="2"/>344 <text:s/>git remote add origin git@github.com:nihargoel-work/NG_Lab3.3.git</text:p>
      <text:p text:style-name="P1"><text:s text:c="2"/>345 <text:s/>git push -u origin master</text:p>
      <text:p text:style-name="P1"><text:s text:c="2"/>346 <text:s/>java -version</text:p>
      <text:p text:style-name="P1"><text:s text:c="2"/>347 <text:s/>hist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17:14:50.465009404</meta:creation-date>
    <dc:date>2019-08-27T17:15:10.172770846</dc:date>
    <meta:editing-duration>PT20S</meta:editing-duration>
    <meta:editing-cycles>1</meta:editing-cycles>
    <meta:document-statistic meta:table-count="0" meta:image-count="0" meta:object-count="0" meta:page-count="8" meta:paragraph-count="347" meta:word-count="1391" meta:character-count="9925" meta:non-whitespace-character-count="7743"/>
    <meta:generator>LibreOffice/5.1.6.2$Linux_X86_64 LibreOffice_project/10m0$Build-2</meta:generator>
  </office:meta>
</office:document-meta>
</file>